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6618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2pt" officeooo:rsid="00006618" officeooo:paragraph-rsid="00006618" style:font-size-asian="12pt" style:font-size-complex="12pt"/>
    </style:style>
    <style:style style:name="P3" style:family="paragraph" style:parent-style-name="Standard">
      <style:text-properties style:font-name="arial" fo:font-size="12pt" officeooo:rsid="00006618" officeooo:paragraph-rsid="0000661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006618" officeooo:paragraph-rsid="0000661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06618" officeooo:paragraph-rsid="0000661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rsid="0000d8a9" officeooo:paragraph-rsid="0000d8a9"/>
    </style:style>
    <style:style style:name="T1" style:family="text">
      <style:text-properties officeooo:rsid="00006618"/>
    </style:style>
    <style:style style:name="T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bold" style:text-blinking="false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12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italic" style:text-underline-style="none" fo:font-weight="normal" style:text-blinking="false"/>
    </style:style>
    <style:style style:name="T18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letter-spacing="normal" fo:font-style="italic" style:text-underline-style="none" fo:font-weight="normal" style:text-blinking="fals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italic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25" style:family="text">
      <style:text-properties fo:font-variant="normal" fo:text-transform="none" fo:color="#000000" style:font-name="sans-serif" fo:font-size="10.5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sans-serif" fo:font-size="10.5pt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1" style:family="text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style:font-name="arial" fo:letter-spacing="normal" fo:font-style="normal" fo:font-weight="normal"/>
    </style:style>
    <style:style style:name="T33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normal" officeooo:rsid="00006618" style:font-size-asian="12pt" style:font-size-complex="12pt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normal" officeooo:rsid="0000d8a9" style:font-size-asian="12pt" style:font-size-complex="12pt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9" style:family="text">
      <style:text-properties style:font-name="arial" officeooo:rsid="00006618"/>
    </style:style>
    <style:style style:name="T40" style:family="text">
      <style:text-properties style:font-name="arial" fo:font-size="12pt" officeooo:rsid="00006618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Catarinense – Campus Araquari</text:p>
      <text:p text:style-name="P3"/>
      <text:p text:style-name="P3">Data: 06/12/2018</text:p>
      <text:p text:style-name="P3"/>
      <text:p text:style-name="P3">Nome: Maria Luiza de Souza de Oliveira</text:p>
      <text:p text:style-name="P3"/>
      <text:p text:style-name="P3">Turma: 3INFO1</text:p>
      <text:p text:style-name="P3"/>
      <text:p text:style-name="P4">QUESTIONÁRIO CABEAMENTO ESTRUTURADO</text:p>
      <text:p text:style-name="P5"/>
      <text:p text:style-name="P1"><text:span text:style-name="T40">1) </text:span><text:span text:style-name="T21">Cabeamento </text:span><text:span text:style-name="T34">estruturado</text:span><text:span text:style-name="T35">, é a disciplina que estuda a disposição organizada e padronizada de conectores e meios de transmissão para redes de informática e telefonia, de modo a tornar a infraestrutura de cabos autônoma quanto ao tipo de aplicação e de layout, permitindo a ligação a uma </text:span><text:span text:style-name="T22">rede </text:span><text:span text:style-name="T35">de </text:span><text:a xlink:type="simple" xlink:href="https://pt.wikipedia.org/wiki/Servidor" text:style-name="Internet_20_link" text:visited-style-name="Visited_20_Internet_20_Link"><text:span text:style-name="T22">servidores</text:span></text:a><text:span text:style-name="T35">, </text:span><text:span text:style-name="T36">estações,impressoras,telefones</text:span><text:span text:style-name="T35"> ,</text:span><text:a xlink:type="simple" xlink:href="https://pt.wikipedia.org/wiki/Switch_(redes)" text:style-name="Internet_20_link" text:visited-style-name="Visited_20_Internet_20_Link"><text:span text:style-name="T23">switches</text:span></text:a><text:span text:style-name="T35">,</text:span><text:span text:style-name="T23">hubs </text:span><text:span text:style-name="T35">e </text:span><text:a xlink:type="simple" xlink:href="https://pt.wikipedia.org/wiki/Roteador" text:style-name="Internet_20_link" text:visited-style-name="Visited_20_Internet_20_Link"><text:span text:style-name="T22">roteadores</text:span></text:a><text:span text:style-name="T35">.</text:span></text:p>
      <text:p text:style-name="P1"><text:span text:style-name="T35"/></text:p>
      <text:p text:style-name="P1"><text:span text:style-name="T36">2) <text:s/>1- D</text:span><text:span text:style-name="T35">ificuldade para fazer uma manutenção da rede;</text:span></text:p>
      <text:p text:style-name="P1"><text:span text:style-name="T35"><text:s text:c="5"/></text:span><text:span text:style-name="T36">2- </text:span><text:span text:style-name="T37">Velocidade da rede diminui por consequência dos cabeamentos não estruturados.</text:span></text:p>
      <text:p text:style-name="P1"><text:span text:style-name="T37"/></text:p>
      <text:p text:style-name="P6"><text:span text:style-name="T37">3</text:span><text:span text:style-name="T35">)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6:02:36.655536544</meta:creation-date>
    <dc:date>2018-12-06T16:15:07.954208122</dc:date>
    <meta:editing-duration>PT2M2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4" meta:character-count="656" meta:non-whitespace-character-count="563"/>
  </office:meta>
</office:document-meta>
</file>